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1cm" fo:padding-right="0.1cm" fo:wrap-option="wrap"/>
    </style:style>
    <style:style style:name="gr2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2cm"/>
    </style:style>
    <style:style style:name="gr4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5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draw:layer="layout" svg:width="4.05cm" svg:height="3.7cm" svg:x="10.95cm" svg:y="4.249cm">
          <text:p text:style-name="P1"><text:span text:style-name="T1">op_softma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5cm" svg:y1="6.2cm" svg:x2="18.2cm" svg:y2="6.2cm">
          <text:p/>
        </draw:line>
        <draw:line draw:style-name="gr2" draw:text-style-name="P3" draw:layer="layout" svg:x1="5.9cm" svg:y1="6cm" svg:x2="10.9cm" svg:y2="6.1cm">
          <text:p/>
        </draw:line>
        <draw:frame draw:style-name="gr3" draw:text-style-name="P4" draw:layer="layout" svg:width="9.1cm" svg:height="1.45cm" svg:x="17.9cm" svg:y="5.603cm">
          <draw:text-box>
            <text:p><text:span text:style-name="T2"><text:s/></text:span><text:span text:style-name="T2">result =</text:span></text:p>
            <text:p><text:span text:style-name="T2"><text:s/></text:span><text:span text:style-name="T2">[ 0.09003057 <text:s/>0.24472848 <text:s/>0.66524094]</text:span></text:p>
          </draw:text-box>
        </draw:frame>
        <draw:custom-shape draw:style-name="gr4" draw:text-style-name="P2" draw:layer="layout" svg:width="4.7cm" svg:height="3.7cm" svg:x="1.1cm" svg:y="4.2cm">
          <text:p text:style-name="P1"><text:span text:style-name="T1">op_const_x</text:span></text:p>
          <text:p text:style-name="P1"><text:span text:style-name="T1">= [1 2 <text:s/>3]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15.5cm" svg:y1="9.3cm" svg:x2="14.1cm" svg:y2="7.5cm">
          <text:p/>
        </draw:line>
        <draw:frame draw:style-name="gr6" draw:text-style-name="P5" draw:layer="layout" svg:width="4.7cm" svg:height="1.25cm" svg:x="15.2cm" svg:y="9.3cm">
          <draw:text-box>
            <text:p><text:span text:style-name="T3">ru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6-11-19T18:10:25</meta:creation-date>
    <dc:date>2017-12-20T18:47:59.415484984</dc:date>
    <meta:editing-duration>PT5M52S</meta:editing-duration>
    <meta:editing-cycles>17</meta:editing-cycles>
    <meta:generator>LibreOffice/5.1.6.2$Linux_X86_64 LibreOffice_project/10m0$Build-2</meta:generator>
    <meta:document-statistic meta:object-count="7"/>
  </office:meta>
</office:document-meta>
</file>